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ff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0.9cm" svg:height="0.9cm" svg:x="9.935cm" svg:y="13.435cm">
          <text:p/>
        </draw:circle>
        <draw:rect draw:style-name="gr2" draw:text-style-name="P1" draw:layer="layout" svg:width="1.5cm" svg:height="1.5cm" svg:x="9.635cm" svg:y="13.135cm">
          <text:p/>
        </draw:rect>
        <draw:rect draw:style-name="gr2" draw:text-style-name="P1" draw:layer="layout" svg:width="1.5cm" svg:height="1.5cm" svg:x="9.635cm" svg:y="17.135cm">
          <text:p/>
        </draw:rect>
        <draw:custom-shape draw:style-name="gr3" draw:text-style-name="P1" draw:layer="layout" svg:width="1cm" svg:height="1cm" draw:transform="rotate (-1.56992366216979) translate (10.945cm 17.41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1.5cm" svg:height="1.5cm" svg:x="4.899cm" svg:y="17.241cm">
          <text:p/>
        </draw:rect>
        <draw:rect draw:style-name="gr4" draw:text-style-name="P1" draw:layer="layout" svg:width="0.318cm" svg:height="1.006cm" svg:x="5.159cm" svg:y="17.516cm">
          <text:p/>
        </draw:rect>
        <draw:rect draw:style-name="gr4" draw:text-style-name="P1" draw:layer="layout" svg:width="0.318cm" svg:height="1.006cm" svg:x="5.767cm" svg:y="17.516cm">
          <text:p/>
        </draw:rect>
        <draw:rect draw:style-name="gr2" draw:text-style-name="P1" draw:layer="layout" svg:width="1.5cm" svg:height="1.5cm" svg:x="4.317cm" svg:y="12.156cm">
          <text:p/>
        </draw:rect>
        <draw:rect draw:style-name="gr5" draw:text-style-name="P1" draw:layer="layout" svg:width="0.82cm" svg:height="0.873cm" svg:x="4.657cm" svg:y="12.489cm">
          <text:p/>
        </draw:rect>
        <draw:rect draw:style-name="gr2" draw:text-style-name="P1" draw:layer="layout" svg:width="1.5cm" svg:height="1.5cm" svg:x="9.317cm" svg:y="19.993cm">
          <text:p/>
        </draw:rect>
        <draw:custom-shape draw:style-name="gr6" draw:text-style-name="P1" draw:layer="layout" svg:width="1cm" svg:height="0.522cm" draw:transform="rotate (-1.56992366216979) translate (10.073cm 20.24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0.522cm" draw:transform="rotate (-1.56992366216979) translate (10.708cm 20.25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1.5cm" svg:height="1.5cm" svg:x="12.475cm" svg:y="17.082cm">
          <text:p/>
        </draw:rect>
        <draw:custom-shape draw:style-name="gr6" draw:text-style-name="P1" draw:layer="layout" svg:width="1cm" svg:height="0.838cm" draw:transform="rotate (-1.56992366216979) translate (13.555cm 17.344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0.124cm" svg:height="1.023cm" svg:x="13.546cm" svg:y="17.321cm">
          <text:p/>
        </draw:rect>
        <draw:rect draw:style-name="gr2" draw:text-style-name="P1" draw:layer="layout" svg:width="1.5cm" svg:height="1.5cm" svg:x="12.44cm" svg:y="19.657cm">
          <text:p/>
        </draw:rect>
        <draw:custom-shape draw:style-name="gr6" draw:text-style-name="P1" draw:layer="layout" svg:width="1cm" svg:height="0.838cm" draw:transform="rotate (-1.56992366216979) translate (13.696cm 19.919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0.124cm" svg:height="1.023cm" svg:x="12.745cm" svg:y="19.896cm">
          <text:p/>
        </draw:rect>
        <draw:rect draw:style-name="gr2" draw:text-style-name="P1" draw:layer="layout" svg:width="1.5cm" svg:height="1.5cm" svg:x="5.93cm" svg:y="19.993cm">
          <text:p/>
        </draw:rect>
        <draw:custom-shape draw:style-name="gr6" draw:text-style-name="P1" draw:layer="layout" svg:width="1cm" svg:height="0.522cm" draw:transform="rotate (-1.56992366216979) translate (7.194cm 20.247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0.522cm" draw:transform="rotate (-1.56992366216979) translate (6.559cm 20.257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7-04-16T16:07:09</meta:creation-date>
    <dc:date>2007-04-17T12:02:20</dc:date>
    <dc:language>en-GB</dc:language>
    <meta:editing-cycles>3</meta:editing-cycles>
    <meta:editing-duration>PT2H2M4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